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1 Re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2 Ref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earing Inn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earing Zer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earing Re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earing Ref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earing Ref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earing Inn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earing Ref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ATR Ref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TR Ref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ATR Ref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TR Ref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le Ba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cale Ba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cale Ba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cale Ba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cale Bar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Scale Bar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ight Wal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AT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eft Wal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earing Fron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earing Outer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earing Inne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earing Outer</text:p>
          </table:table-cell>
        </table:table-row>
      </table:table>
      <table:named-expressions/>
      <table:database-ranges>
        <table:database-range table:name="__Anonymous_Sheet_DB__0" table:target-range-address="Sheet1.A1:Sheet1.B1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20:20:12.731819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3:11:14.250718862</meta:creation-date>
    <dc:date>2025-03-05T20:20:26.644999176</dc:date>
    <meta:editing-duration>P8DT22H47M16S</meta:editing-duration>
    <meta:editing-cycles>8</meta:editing-cycles>
    <meta:generator>LibreOffice/24.8.4.2$Linux_X86_64 LibreOffice_project/480$Build-2</meta:generator>
    <meta:document-statistic meta:table-count="1" meta:cell-count="288" meta:object-count="0"/>
  </office:meta>
</office:document-meta>
</file>